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fr1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Object1" text:anchor-type="as-char" svg:y="-0.2437in" svg:width="1.0902in" svg:height="0.3929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Standard"><draw:frame draw:style-name="fr1" draw:name="Object2" text:anchor-type="as-char" svg:y="-0.2437in" svg:width="3.3717in" svg:height="0.3929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Standard"/>
      <text:p text:style-name="Standard"><draw:frame draw:style-name="fr1" draw:name="Object3" text:anchor-type="as-char" svg:y="-0.4264in" svg:width="1.4811in" svg:height="0.7937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Standard"/>
      <text:p text:style-name="Standard"><draw:frame draw:style-name="fr1" draw:name="Object4" text:anchor-type="as-char" svg:y="-0.4516in" svg:width="3.5984in" svg:height="0.8437in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Standard"/>
      <text:p text:style-name="Standard"><draw:frame draw:style-name="fr1" draw:name="Object5" text:anchor-type="as-char" svg:y="-0.2437in" svg:width="1.6272in" svg:height="0.3929in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Standard"/>
      <text:p text:style-name="Standard"><draw:frame draw:style-name="fr1" draw:name="Object6" text:anchor-type="as-char" svg:y="-0.4264in" svg:width="3.2244in" svg:height="0.7937in" draw:z-index="5"><draw:object xlink:href="./Object 6" xlink:type="simple" xlink:show="embed" xlink:actuate="onLoad"/><draw:image xlink:href="./ObjectReplacements/Object 6" xlink:type="simple" xlink:show="embed" xlink:actuate="onLoad"/></draw:frame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0T01:51:05.461003145</meta:creation-date>
    <dc:date>2017-05-10T02:58:22.077783434</dc:date>
    <meta:editing-duration>PT21M46S</meta:editing-duration>
    <meta:editing-cycles>1</meta:editing-cycles>
    <meta:document-statistic meta:table-count="0" meta:image-count="0" meta:object-count="6" meta:page-count="1" meta:paragraph-count="6" meta:word-count="0" meta:character-count="1" meta:non-whitespace-character-count="0"/>
    <meta:generator>LibreOffice/4.2.8.2$Linux_X86_64 LibreOffice_project/420m0$Build-2</meta:generator>
  </office:meta>
</office:document-meta>
</file>

<file path=Object 1/content.xml><?xml version="1.0" encoding="utf-8"?>
<math xmlns="http://www.w3.org/1998/Math/MathML" display="block">
  <semantics>
    <mrow>
      <mo stretchy="false">∇</mo>
      <mrow>
        <mi>f</mi>
        <mo stretchy="false">=</mo>
        <mrow>
          <mo fence="true" stretchy="false">⟨</mo>
          <mrow>
            <mrow>
              <mfrac>
                <mi mathvariant="italic">df</mi>
                <mi mathvariant="italic">dx</mi>
              </mfrac>
              <mi>,</mi>
              <mfrac>
                <mi mathvariant="italic">df</mi>
                <mi mathvariant="italic">dy</mi>
              </mfrac>
            </mrow>
          </mrow>
          <mo fence="true" stretchy="false">⟩</mo>
        </mrow>
      </mrow>
    </mrow>
    <annotation encoding="StarMath 5.0">nabla f = langle df over dx , df over dy rangle </annotation>
  </semantics>
</math>
</file>

<file path=Object 2/content.xml><?xml version="1.0" encoding="utf-8"?>
<math xmlns="http://www.w3.org/1998/Math/MathML" display="block">
  <semantics>
    <mrow>
      <mrow>
        <mrow>
          <mo fence="true" stretchy="false">⟨</mo>
          <mrow>
            <mrow>
              <mfrac>
                <mrow>
                  <mo stretchy="false">−</mo>
                  <mi mathvariant="italic">df</mi>
                </mrow>
                <mi mathvariant="italic">dy</mi>
              </mfrac>
              <mi>,</mi>
              <mfrac>
                <mi mathvariant="italic">df</mi>
                <mi mathvariant="italic">dx</mi>
              </mfrac>
            </mrow>
          </mrow>
          <mo fence="true" stretchy="false">⟩</mo>
        </mrow>
        <mo stretchy="false">∗</mo>
        <mrow>
          <mo fence="true" stretchy="false">⟨</mo>
          <mrow>
            <mrow>
              <mfrac>
                <mi mathvariant="italic">df</mi>
                <mi mathvariant="italic">dx</mi>
              </mfrac>
              <mi>,</mi>
              <mfrac>
                <mi mathvariant="italic">df</mi>
                <mi mathvariant="italic">dy</mi>
              </mfrac>
            </mrow>
          </mrow>
          <mo fence="true" stretchy="false">⟩</mo>
        </mrow>
      </mrow>
      <mo stretchy="false">=</mo>
      <mrow>
        <mrow>
          <mo fence="true" stretchy="false">⟨</mo>
          <mrow>
            <mrow>
              <mfrac>
                <mi mathvariant="italic">df</mi>
                <mi mathvariant="italic">dy</mi>
              </mfrac>
              <mrow>
                <mi>,</mi>
                <mo stretchy="false">−</mo>
                <mfrac>
                  <mi mathvariant="italic">df</mi>
                  <mi mathvariant="italic">dx</mi>
                </mfrac>
              </mrow>
            </mrow>
          </mrow>
          <mo fence="true" stretchy="false">⟩</mo>
        </mrow>
        <mo stretchy="false">∗</mo>
        <mrow>
          <mo fence="true" stretchy="false">⟨</mo>
          <mrow>
            <mrow>
              <mfrac>
                <mi mathvariant="italic">df</mi>
                <mi mathvariant="italic">dx</mi>
              </mfrac>
              <mi>,</mi>
              <mfrac>
                <mi mathvariant="italic">df</mi>
                <mi mathvariant="italic">dy</mi>
              </mfrac>
            </mrow>
          </mrow>
          <mo fence="true" stretchy="false">⟩</mo>
        </mrow>
      </mrow>
      <mo stretchy="false">=</mo>
      <mn>0</mn>
    </mrow>
    <annotation encoding="StarMath 5.0">langle -df over dy, df over dx rangle * langle df over dx, df over dy rangle  = langle df over dy, -df over dx rangle * langle df over dx, df over dy rangle = 0</annotation>
  </semantics>
</math>
</file>

<file path=Object 3/content.xml><?xml version="1.0" encoding="utf-8"?>
<math xmlns="http://www.w3.org/1998/Math/MathML" display="block">
  <semantics>
    <mtable>
      <mtr>
        <mtd>
          <mrow>
            <msub>
              <mi>x</mi>
              <mi mathvariant="italic">new</mi>
            </msub>
            <mo stretchy="false">=</mo>
            <mrow>
              <msub>
                <mi>x</mi>
                <mi mathvariant="italic">old</mi>
              </msub>
              <mo stretchy="false">+</mo>
              <mrow>
                <mi>h</mi>
                <mo stretchy="false">∗</mo>
                <mrow>
                  <mo fence="true" stretchy="false">(</mo>
                  <mrow>
                    <mrow>
                      <mo stretchy="false">±</mo>
                      <mfrac>
                        <mi mathvariant="italic">df</mi>
                        <mi mathvariant="italic">dy</mi>
                      </mfrac>
                    </mrow>
                  </mrow>
                  <mo fence="true" stretchy="false">)</mo>
                </mrow>
              </mrow>
            </mrow>
          </mrow>
        </mtd>
      </mtr>
      <mtr>
        <mtd>
          <mrow>
            <msub>
              <mi>y</mi>
              <mi mathvariant="italic">new</mi>
            </msub>
            <mo stretchy="false">=</mo>
            <mrow>
              <msub>
                <mi>y</mi>
                <mi mathvariant="italic">old</mi>
              </msub>
              <mo stretchy="false">+</mo>
              <mrow>
                <mi>h</mi>
                <mo stretchy="false">∗</mo>
                <mrow>
                  <mo fence="true" stretchy="false">(</mo>
                  <mrow>
                    <mrow>
                      <mo stretchy="false">∓</mo>
                      <mfrac>
                        <mi mathvariant="italic">df</mi>
                        <mi mathvariant="italic">dx</mi>
                      </mfrac>
                    </mrow>
                  </mrow>
                  <mo fence="true" stretchy="false">)</mo>
                </mrow>
              </mrow>
            </mrow>
          </mrow>
        </mtd>
      </mtr>
    </mtable>
    <annotation encoding="StarMath 5.0">x_new = x_old + h*( +- {df over dy} ) newline
y_new = y_old + h*( -+ {df over dx} )</annotation>
  </semantics>
</math>
</file>

<file path=Object 4/content.xml><?xml version="1.0" encoding="utf-8"?>
<math xmlns="http://www.w3.org/1998/Math/MathML" display="block">
  <semantics>
    <mtable>
      <mtr>
        <mtd>
          <mrow>
            <mrow>
              <mfrac>
                <mi mathvariant="italic">df</mi>
                <mi mathvariant="italic">dx</mi>
              </mfrac>
              <mo stretchy="false">=</mo>
              <mfrac>
                <mn>1</mn>
                <mn>2</mn>
              </mfrac>
            </mrow>
            <mrow>
              <mrow>
                <mo fence="true" stretchy="false">(</mo>
                <mrow>
                  <mrow>
                    <mfrac>
                      <mrow>
                        <msub>
                          <mi>T</mi>
                          <mi>R</mi>
                        </msub>
                        <mo stretchy="false">−</mo>
                        <msub>
                          <mi>T</mi>
                          <mi>L</mi>
                        </msub>
                      </mrow>
                      <mrow>
                        <mn>2</mn>
                        <mi mathvariant="normal">Δ</mi>
                        <mi>x</mi>
                      </mrow>
                    </mfrac>
                    <mo stretchy="false">+</mo>
                    <mfrac>
                      <mrow>
                        <msub>
                          <mi>B</mi>
                          <mi>R</mi>
                        </msub>
                        <mo stretchy="false">−</mo>
                        <msub>
                          <mi>B</mi>
                          <mi>L</mi>
                        </msub>
                      </mrow>
                      <mrow>
                        <mn>2</mn>
                        <mi mathvariant="normal">Δ</mi>
                        <mi>x</mi>
                      </mrow>
                    </mfrac>
                  </mrow>
                </mrow>
                <mo fence="true" stretchy="false">)</mo>
              </mrow>
              <mo stretchy="false">=</mo>
              <mfrac>
                <mn>1</mn>
                <mrow>
                  <mn>4</mn>
                  <mi mathvariant="normal">Δ</mi>
                  <mi>x</mi>
                </mrow>
              </mfrac>
            </mrow>
            <mrow>
              <mo fence="true" stretchy="false">(</mo>
              <mrow>
                <mrow>
                  <msub>
                    <mi>T</mi>
                    <mi>R</mi>
                  </msub>
                  <mo stretchy="false">−</mo>
                  <msub>
                    <mi>T</mi>
                    <mi>L</mi>
                  </msub>
                  <mo stretchy="false">+</mo>
                  <msub>
                    <mi>B</mi>
                    <mi>R</mi>
                  </msub>
                  <mo stretchy="false">−</mo>
                  <msub>
                    <mi>B</mi>
                    <mi>L</mi>
                  </msub>
                </mrow>
              </mrow>
              <mo fence="true" stretchy="false">)</mo>
            </mrow>
          </mrow>
        </mtd>
      </mtr>
      <mtr>
        <mtd>
          <mrow>
            <mrow>
              <mfrac>
                <mi mathvariant="italic">df</mi>
                <mi mathvariant="italic">dy</mi>
              </mfrac>
              <mo stretchy="false">=</mo>
              <mfrac>
                <mn>1</mn>
                <mn>2</mn>
              </mfrac>
            </mrow>
            <mrow>
              <mrow>
                <mo fence="true" stretchy="false">(</mo>
                <mrow>
                  <mrow>
                    <mfrac>
                      <mrow>
                        <msub>
                          <mi>T</mi>
                          <mi>L</mi>
                        </msub>
                        <mo stretchy="false">−</mo>
                        <msub>
                          <mi>B</mi>
                          <mi>L</mi>
                        </msub>
                      </mrow>
                      <mrow>
                        <mn>2</mn>
                        <mi mathvariant="normal">Δ</mi>
                        <mi>y</mi>
                      </mrow>
                    </mfrac>
                    <mo stretchy="false">+</mo>
                    <mfrac>
                      <mrow>
                        <msub>
                          <mi>T</mi>
                          <mi>R</mi>
                        </msub>
                        <mo stretchy="false">−</mo>
                        <msub>
                          <mi>B</mi>
                          <mi>R</mi>
                        </msub>
                      </mrow>
                      <mrow>
                        <mn>2</mn>
                        <mi mathvariant="normal">Δ</mi>
                        <mi>y</mi>
                      </mrow>
                    </mfrac>
                  </mrow>
                </mrow>
                <mo fence="true" stretchy="false">)</mo>
              </mrow>
              <mo stretchy="false">=</mo>
              <mfrac>
                <mn>1</mn>
                <mrow>
                  <mn>4</mn>
                  <mi mathvariant="normal">Δ</mi>
                  <mi>y</mi>
                </mrow>
              </mfrac>
            </mrow>
            <mrow>
              <mo fence="true" stretchy="false">(</mo>
              <mrow>
                <mrow>
                  <msub>
                    <mi>T</mi>
                    <mi>L</mi>
                  </msub>
                  <mo stretchy="false">−</mo>
                  <msub>
                    <mi>B</mi>
                    <mi>L</mi>
                  </msub>
                  <mo stretchy="false">+</mo>
                  <msub>
                    <mi>T</mi>
                    <mi>R</mi>
                  </msub>
                  <mo stretchy="false">−</mo>
                  <msub>
                    <mi>B</mi>
                    <mi>R</mi>
                  </msub>
                </mrow>
              </mrow>
              <mo fence="true" stretchy="false">)</mo>
            </mrow>
          </mrow>
        </mtd>
      </mtr>
    </mtable>
    <annotation encoding="StarMath 5.0">df over dx = 1 over 2 ( {T_R - T_L} over {2 %DELTA x}  + {B_R - B_L} over {2 %DELTA x}) = 1 over { 4 %DELTA x } ( T_R - T_L + B_R - B_L ) newline
df over dy = 1 over 2 ( {T_L - B_L} over {2 %DELTA y}  + {T_R - B_R} over {2 %DELTA y}) = 1 over { 4 %DELTA y } ( T_L - B_L + T_R - B_R )</annotation>
  </semantics>
</math>
</file>

<file path=Object 5/content.xml><?xml version="1.0" encoding="utf-8"?>
<math xmlns="http://www.w3.org/1998/Math/MathML" display="block">
  <semantics>
    <mrow>
      <mrow>
        <mfrac>
          <mi mathvariant="italic">df</mi>
          <mi mathvariant="italic">dx</mi>
        </mfrac>
        <mo stretchy="false">=</mo>
        <mfrac>
          <mrow>
            <mi>R</mi>
            <mo stretchy="false">−</mo>
            <mi>L</mi>
          </mrow>
          <mrow>
            <mn>2</mn>
            <mi mathvariant="normal">Δ</mi>
            <mi>x</mi>
          </mrow>
        </mfrac>
      </mrow>
      <mi>,</mi>
      <mrow>
        <mfrac>
          <mi mathvariant="italic">df</mi>
          <mi mathvariant="italic">dy</mi>
        </mfrac>
        <mo stretchy="false">=</mo>
        <mfrac>
          <mrow>
            <mi>T</mi>
            <mo stretchy="false">−</mo>
            <mi>B</mi>
          </mrow>
          <mrow>
            <mn>2</mn>
            <mi mathvariant="normal">Δ</mi>
            <mi>y</mi>
          </mrow>
        </mfrac>
      </mrow>
    </mrow>
    <annotation encoding="StarMath 5.0">df over dx = { R - L } over { 2 %DELTA x }, df over dy = { T - B } over { 2 %DELTA y }</annotation>
  </semantics>
</math>
</file>

<file path=Object 6/content.xml><?xml version="1.0" encoding="utf-8"?>
<math xmlns="http://www.w3.org/1998/Math/MathML" display="block">
  <semantics>
    <mtable>
      <mtr>
        <mtd columnalign="left">
          <mrow>
            <mi mathvariant="italic">case</mi>
            <mi>C</mi>
            <mi mathvariant="normal">:</mi>
            <mrow>
              <mfrac>
                <mi mathvariant="italic">df</mi>
                <mi mathvariant="italic">dx</mi>
              </mfrac>
              <mo stretchy="false">=</mo>
              <mfrac>
                <mrow>
                  <mi>R</mi>
                  <mo stretchy="false">−</mo>
                  <mi>L</mi>
                </mrow>
                <mrow>
                  <mn>2</mn>
                  <mi mathvariant="normal">Δ</mi>
                  <mi>x</mi>
                </mrow>
              </mfrac>
            </mrow>
            <mi>,</mi>
            <mrow>
              <mfrac>
                <mi mathvariant="italic">df</mi>
                <mi mathvariant="italic">dy</mi>
              </mfrac>
              <mo stretchy="false">=</mo>
              <mfrac>
                <mrow>
                  <mi>T</mi>
                  <mo stretchy="false">−</mo>
                  <mi>C</mi>
                </mrow>
                <mrow>
                  <mi mathvariant="normal">Δ</mi>
                  <mi>y</mi>
                </mrow>
              </mfrac>
            </mrow>
          </mrow>
        </mtd>
      </mtr>
      <mtr>
        <mtd>
          <mrow>
            <mi mathvariant="italic">case</mi>
            <mi>G</mi>
            <mi mathvariant="normal">:</mi>
            <mrow>
              <mfrac>
                <mi mathvariant="italic">df</mi>
                <mi mathvariant="italic">dx</mi>
              </mfrac>
              <mo stretchy="false">=</mo>
              <mfrac>
                <mrow>
                  <mi>R</mi>
                  <mo stretchy="false">−</mo>
                  <mi>L</mi>
                </mrow>
                <mrow>
                  <mn>2</mn>
                  <mi mathvariant="normal">Δ</mi>
                  <mi>x</mi>
                </mrow>
              </mfrac>
            </mrow>
            <mi>,</mi>
            <mrow>
              <mfrac>
                <mi mathvariant="italic">df</mi>
                <mi mathvariant="italic">dy</mi>
              </mfrac>
              <mo stretchy="false">=</mo>
              <mfrac>
                <mn>1</mn>
                <mrow>
                  <mn>2</mn>
                  <mi mathvariant="normal">Δ</mi>
                  <mi>y</mi>
                </mrow>
              </mfrac>
            </mrow>
            <mrow>
              <mo fence="true" stretchy="false">(</mo>
              <mrow>
                <mrow>
                  <msub>
                    <mi>T</mi>
                    <mi>L</mi>
                  </msub>
                  <mo stretchy="false">−</mo>
                  <mi>L</mi>
                  <mo stretchy="false">+</mo>
                  <msub>
                    <mi>T</mi>
                    <mi>R</mi>
                  </msub>
                  <mo stretchy="false">−</mo>
                  <mi>R</mi>
                </mrow>
              </mrow>
              <mo fence="true" stretchy="false">)</mo>
            </mrow>
          </mrow>
        </mtd>
      </mtr>
    </mtable>
    <annotation encoding="StarMath 5.0">alignl case C: 
df over dx = { R - L } over { 2 %DELTA x } , df over dy = { T - C } over { %DELTA y } newline
case G:
df over dx = { R - L } over { 2 %DELTA x } , df over dy = 1 over {2 %DELTA y}( T_L - L + T_R - R)</annotation>
  </semantics>
</math>
</file>